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OniDat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erson</text:p>
          </table:table-cell>
          <table:table-cell office:value-type="string">
            <text:p>IBM_P_N</text:p>
          </table:table-cell>
          <table:table-cell office:value-type="string">
            <text:p>IBM_F_B</text:p>
          </table:table-cell>
          <table:table-cell office:value-type="string">
            <text:p>IBM_U_D</text:p>
          </table:table-cell>
          <table:table-cell office:value-type="string">
            <text:p>Alex_P_N</text:p>
          </table:table-cell>
          <table:table-cell office:value-type="string">
            <text:p>Alex_F_B</text:p>
          </table:table-cell>
          <table:table-cell office:value-type="string">
            <text:p>Alex_U_D</text:p>
          </table:table-cell>
          <table:table-cell office:value-type="string">
            <text:p>Andrew_P_N</text:p>
          </table:table-cell>
          <table:table-cell office:value-type="string">
            <text:p>Andrew_F_B</text:p>
          </table:table-cell>
          <table:table-cell office:value-type="string">
            <text:p>Andrew_U_D</text:p>
          </table:table-cell>
        </table:table-row>
        <table:table-row>
          <table:table-cell office:value-type="string">
            <text:p>Akin909</text:p>
          </table:table-cell>
          <table:table-cell office:value="3.4608294440509155" office:value-type="float"/>
          <table:table-cell office:value="-1.1526917988557557" office:value-type="float"/>
          <table:table-cell office:value="-1.5819333836487743" office:value-type="float"/>
          <table:table-cell office:value="10.413793103448278" office:value-type="float"/>
          <table:table-cell office:value="5.655172413793105" office:value-type="float"/>
          <table:table-cell office:value="0.4827586206896539" office:value-type="float"/>
          <table:table-cell office:value="4.071428571428572" office:value-type="float"/>
          <table:table-cell office:value="1.5714285714285703" office:value-type="float"/>
          <table:table-cell office:value="-1.071428571428572" office:value-type="float"/>
        </table:table-row>
        <table:table-row>
          <table:table-cell office:value-type="string">
            <text:p>bryphe</text:p>
          </table:table-cell>
          <table:table-cell office:value="3.302179834867811" office:value-type="float"/>
          <table:table-cell office:value="-0.39373088433315573" office:value-type="float"/>
          <table:table-cell office:value="-0.5217852526705755" office:value-type="float"/>
          <table:table-cell office:value="12.200000000000001" office:value-type="float"/>
          <table:table-cell office:value="2.55" office:value-type="float"/>
          <table:table-cell office:value="3.65" office:value-type="float"/>
          <table:table-cell office:value="6.2564102564102555" office:value-type="float"/>
          <table:table-cell office:value="-0.5128205128205137" office:value-type="float"/>
          <table:table-cell office:value="2.8717948717948723" office:value-type="float"/>
        </table:table-row>
        <table:table-row>
          <table:table-cell office:value-type="string">
            <text:p>badosu</text:p>
          </table:table-cell>
          <table:table-cell office:value="3.1116259786775053" office:value-type="float"/>
          <table:table-cell office:value="-0.48057599859363265" office:value-type="float"/>
          <table:table-cell office:value="-0.4025781792034948" office:value-type="float"/>
          <table:table-cell office:value="5" office:value-type="float"/>
          <table:table-cell office:value="9" office:value-type="float"/>
          <table:table-cell office:value="4" office:value-type="float"/>
          <table:table-cell office:value="-3" office:value-type="float"/>
          <table:table-cell office:value="-2" office:value-type="float"/>
          <table:table-cell office:value="3" office:value-type="float"/>
        </table:table-row>
        <table:table-row>
          <table:table-cell office:value-type="string">
            <text:p>CrossR</text:p>
          </table:table-cell>
          <table:table-cell office:value="3.8525657005242664" office:value-type="float"/>
          <table:table-cell office:value="-0.39840414694463" office:value-type="float"/>
          <table:table-cell office:value="0.7906697828433202" office:value-type="float"/>
          <table:table-cell office:value="9.333333333333334" office:value-type="float"/>
          <table:table-cell office:value="9.333333333333332" office:value-type="float"/>
          <table:table-cell office:value="2.666666666666666" office:value-type="float"/>
          <table:table-cell office:value="8" office:value-type="float"/>
          <table:table-cell office:value="-0.6666666666666665" office:value-type="float"/>
          <table:table-cell office:value="-0.6666666666666665" office:value-type="float"/>
        </table:table-row>
        <table:table-row>
          <table:table-cell office:value-type="string">
            <text:p>TalAmuyal</text:p>
          </table:table-cell>
          <table:table-cell office:value="3.1574060827354007" office:value-type="float"/>
          <table:table-cell office:value="0.896628852738834" office:value-type="float"/>
          <table:table-cell office:value="0.5029750869389424" office:value-type="float"/>
          <table:table-cell office:value="12.666666666666666" office:value-type="float"/>
          <table:table-cell office:value="6.000000000000002" office:value-type="float"/>
          <table:table-cell office:value="-2.6666666666666674" office:value-type="float"/>
          <table:table-cell office:value="-1.333333333333333" office:value-type="float"/>
          <table:table-cell office:value="-5.333333333333333" office:value-type="float"/>
          <table:table-cell office:value="1.3333333333333333" office:value-type="float"/>
        </table:table-row>
        <table:table-row>
          <table:table-cell office:value-type="string">
            <text:p>zapashcanon</text:p>
          </table:table-cell>
          <table:table-cell office:value="3.653461482669673" office:value-type="float"/>
          <table:table-cell office:value="-0.461607459795788" office:value-type="float"/>
          <table:table-cell office:value="-1.2718347848956952" office:value-type="float"/>
          <table:table-cell office:value="8" office:value-type="float"/>
          <table:table-cell office:value="8" office:value-type="float"/>
          <table:table-cell office:value="-2" office:value-type="float"/>
          <table:table-cell office:value="0" office:value-type="float"/>
          <table:table-cell office:value="8" office:value-type="float"/>
          <table:table-cell office:value="-6" office:value-type="float"/>
        </table:table-row>
        <table:table-row>
          <table:table-cell office:value-type="string">
            <text:p>someguynamedmatt</text:p>
          </table:table-cell>
          <table:table-cell office:value="3.0553896855211615" office:value-type="float"/>
          <table:table-cell office:value="0.7362893284142409" office:value-type="float"/>
          <table:table-cell office:value="-1.0217096072476366" office:value-type="float"/>
          <table:table-cell office:value="12" office:value-type="float"/>
          <table:table-cell office:value="6" office:value-type="float"/>
          <table:table-cell office:value="-1.3333333333333335" office:value-type="float"/>
          <table:table-cell office:value="5.333333333333333" office:value-type="float"/>
          <table:table-cell office:value="1.333333333333333" office:value-type="float"/>
          <table:table-cell office:value="-1.9999999999999996" office:value-type="float"/>
        </table:table-row>
        <table:table-row>
          <table:table-cell office:value-type="string">
            <text:p>jordwalke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="6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-4" office:value-type="float"/>
          <table:table-cell office:value="2" office:value-type="float"/>
        </table:table-row>
        <table:table-row>
          <table:table-cell office:value-type="string">
            <text:p>keforbes</text:p>
          </table:table-cell>
          <table:table-cell office:value="3.136440344210266" office:value-type="float"/>
          <table:table-cell office:value="-0.5708390311731986" office:value-type="float"/>
          <table:table-cell office:value="-0.49518900993415826" office:value-type="float"/>
          <table:table-cell office:value="10.666666666666666" office:value-type="float"/>
          <table:table-cell office:value="5.333333333333334" office:value-type="float"/>
          <table:table-cell office:value="-0.666666666666667" office:value-type="float"/>
          <table:table-cell office:value="1" office:value-type="float"/>
          <table:table-cell office:value="6" office:value-type="float"/>
          <table:table-cell office:value="3" office:value-type="float"/>
        </table:table-row>
        <table:table-row>
          <table:table-cell office:value-type="string">
            <text:p>samvv</text:p>
          </table:table-cell>
          <table:table-cell office:value="3.278376241869797" office:value-type="float"/>
          <table:table-cell office:value="0.12985619448023655" office:value-type="float"/>
          <table:table-cell office:value="-0.6517554600328275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4" office:value-type="float"/>
          <table:table-cell office:value="-6" office:value-type="float"/>
        </table:table-row>
        <table:table-row>
          <table:table-cell office:value-type="string">
            <text:p>Bretley</text:p>
          </table:table-cell>
          <table:table-cell office:value="4.195944717458753" office:value-type="float"/>
          <table:table-cell office:value="-0.17560459945901563" office:value-type="float"/>
          <table:table-cell office:value="-1.6433599076062073" office:value-type="float"/>
          <table:table-cell office:value="12.666666666666666" office:value-type="float"/>
          <table:table-cell office:value="4" office:value-type="float"/>
          <table:table-cell office:value="-1.333333333333334" office:value-type="float"/>
          <table:table-cell office:value="6.666666666666666" office:value-type="float"/>
          <table:table-cell office:value="3.999999999999999" office:value-type="float"/>
          <table:table-cell office:value="-5.333333333333334" office:value-type="float"/>
        </table:table-row>
        <table:table-row>
          <table:table-cell office:value-type="string">
            <text:p>cyansprite</text:p>
          </table:table-cell>
          <table:table-cell office:value="2.810195996762907" office:value-type="float"/>
          <table:table-cell office:value="-0.16535668649074609" office:value-type="float"/>
          <table:table-cell office:value="-1.1261812522784496" office:value-type="float"/>
          <table:table-cell office:value="12" office:value-type="float"/>
          <table:table-cell office:value="6" office:value-type="float"/>
          <table:table-cell office:value="-2" office:value-type="float"/>
          <table:table-cell office:value="2" office:value-type="float"/>
          <table:table-cell office:value="4" office:value-type="float"/>
          <table:table-cell office:value="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2-14T18:21:07.816781</meta:creation-date>
    <dc:date>2019-02-14T18:21:07.821544</dc:date>
    <meta:generator>http://pypi.python.org/pypi/ezodf/0.1.0$Python3.7.1 (default, Dec 14 2018, 19:28:38) 
[GCC 7.3.0]</meta:generator>
    <meta:document-statistic/>
    <meta:editing-cycles>1</meta:editing-cycles>
  </office:meta>
</office:document-meta>
</file>